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004cm" fo:min-width="0.897cm"/>
    </style:style>
    <style:style style:name="gr4" style:family="graphic" style:parent-style-name="standard">
      <style:graphic-properties draw:textarea-horizontal-align="justify" draw:textarea-vertical-align="middle" draw:auto-grow-height="false" fo:min-height="0.034cm" fo:min-width="0.897cm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0.77cm"/>
    </style:style>
    <style:style style:name="gr6" style:family="graphic" style:parent-style-name="standard">
      <style:graphic-properties draw:textarea-horizontal-align="justify" draw:textarea-vertical-align="middle" draw:auto-grow-height="false" fo:min-height="0.199cm" fo:min-width="1.296cm"/>
    </style:style>
    <style:style style:name="gr7" style:family="graphic" style:parent-style-name="standard">
      <style:graphic-properties draw:textarea-horizontal-align="justify" draw:textarea-vertical-align="middle" draw:auto-grow-height="false" fo:min-height="1.188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911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258cm" fo:min-width="3.437cm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0.008cm"/>
    </style:style>
    <style:style style:name="gr13" style:family="graphic" style:parent-style-name="standard">
      <style:graphic-properties draw:textarea-horizontal-align="justify" draw:textarea-vertical-align="middle" draw:auto-grow-height="false" fo:min-height="1.213cm" fo:min-width="0.008cm"/>
    </style:style>
    <style:style style:name="gr14" style:family="graphic" style:parent-style-name="standard">
      <style:graphic-properties svg:stroke-color="#aecf00" draw:fill="none" draw:fill-color="#579d1c" draw:textarea-horizontal-align="justify" draw:textarea-vertical-align="middle" draw:auto-grow-height="false" fo:min-height="0.828cm" fo:min-width="2.823cm"/>
    </style:style>
    <style:style style:name="gr15" style:family="graphic" style:parent-style-name="standard">
      <style:graphic-properties svg:stroke-color="#aecf00" draw:fill="none" draw:fill-color="#579d1c" draw:textarea-horizontal-align="justify" draw:textarea-vertical-align="middle" draw:auto-grow-height="false" fo:min-height="0.745cm" fo:min-width="2.823cm"/>
    </style:style>
    <style:style style:name="gr16" style:family="graphic" style:parent-style-name="standard">
      <style:graphic-properties svg:stroke-color="#aecf00" draw:fill="none" draw:fill-color="#579d1c" draw:textarea-horizontal-align="justify" draw:textarea-vertical-align="middle" draw:auto-grow-height="false" fo:min-height="0.746cm" fo:min-width="2.823cm"/>
    </style:style>
    <style:style style:name="gr17" style:family="graphic" style:parent-style-name="standard">
      <style:graphic-properties svg:stroke-color="#772953" draw:fill="none" draw:textarea-horizontal-align="justify" draw:textarea-vertical-align="middle" draw:auto-grow-height="false" fo:min-height="1.277cm" fo:min-width="2.643cm"/>
    </style:style>
    <style:style style:name="gr18" style:family="graphic" style:parent-style-name="standard">
      <style:graphic-properties svg:stroke-color="#772953" draw:fill="none" draw:textarea-horizontal-align="justify" draw:textarea-vertical-align="middle" draw:auto-grow-height="false" fo:min-height="2.893cm" fo:min-width="2.643cm"/>
    </style:style>
    <style:style style:name="gr19" style:family="graphic" style:parent-style-name="standard">
      <style:graphic-properties svg:stroke-color="#dd4814" draw:fill="none" draw:textarea-horizontal-align="justify" draw:textarea-vertical-align="middle" draw:auto-grow-height="false" fo:min-height="3.073cm" fo:min-width="1.567cm"/>
    </style:style>
    <style:style style:name="gr20" style:family="graphic" style:parent-style-name="standard">
      <style:graphic-properties svg:stroke-color="#dd4814" draw:fill="none" draw:textarea-horizontal-align="justify" draw:textarea-vertical-align="middle" draw:auto-grow-height="false" fo:min-height="3.073cm" fo:min-width="2.465cm"/>
    </style:style>
    <style:style style:name="gr21" style:family="graphic" style:parent-style-name="standard">
      <style:graphic-properties svg:stroke-color="#ff99cc" draw:fill="none" draw:textarea-horizontal-align="justify" draw:textarea-vertical-align="middle" draw:auto-grow-height="false" fo:min-height="1.097cm" fo:min-width="1.745cm"/>
    </style:style>
    <style:style style:name="gr22" style:family="graphic" style:parent-style-name="standard">
      <style:graphic-properties svg:stroke-color="#ff99cc" draw:fill="none" draw:textarea-horizontal-align="justify" draw:textarea-vertical-align="middle" draw:auto-grow-height="false" fo:min-height="0.493cm" fo:min-width="2.465cm"/>
    </style:style>
    <style:style style:name="gr23" style:family="graphic" style:parent-style-name="standard">
      <style:graphic-properties draw:stroke="none" svg:stroke-color="#000000" draw:fill="none" draw:fill-color="#ffffff" fo:min-height="0.76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7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/>
    </style:style>
    <style:style style:name="gr28" style:family="graphic" style:parent-style-name="standard">
      <style:graphic-properties svg:stroke-color="#aecf00" draw:fill="none" draw:fill-color="#579d1c" draw:textarea-horizontal-align="justify" draw:textarea-vertical-align="middle" draw:auto-grow-height="false" fo:min-height="0.994cm" fo:min-width="0cm"/>
    </style:style>
    <style:style style:name="gr29" style:family="graphic" style:parent-style-name="standard">
      <style:graphic-properties svg:stroke-color="#772953" draw:fill="none" draw:textarea-horizontal-align="justify" draw:textarea-vertical-align="middle" draw:auto-grow-height="false" fo:min-height="0.199cm" fo:min-width="0.669cm"/>
    </style:style>
    <style:style style:name="gr30" style:family="graphic" style:parent-style-name="standard">
      <style:graphic-properties svg:stroke-color="#ff99cc" draw:fill="none" draw:textarea-horizontal-align="justify" draw:textarea-vertical-align="middle" draw:auto-grow-height="false" fo:min-height="0.199cm" fo:min-width="0.669cm"/>
    </style:style>
    <style:style style:name="gr31" style:family="graphic" style:parent-style-name="standard">
      <style:graphic-properties svg:stroke-color="#dd4814" draw:fill="none" draw:textarea-horizontal-align="justify" draw:textarea-vertical-align="middle" draw:auto-grow-height="false" fo:min-height="0.199cm" fo:min-width="0.669cm"/>
    </style:style>
    <style:style style:name="gr32" style:family="graphic" style:parent-style-name="objectwithoutfill">
      <style:graphic-properties draw:stroke="dash" draw:stroke-dash="Fine_20_Dashed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0.893cm"/>
    </style:style>
    <style:style style:name="gr34" style:family="graphic" style:parent-style-name="standard">
      <style:graphic-properties draw:fill-color="#2c001e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14cm"/>
    </style:style>
    <style:style style:name="co1" style:family="table-column">
      <style:table-column-properties style:column-width="2.504cm" style:use-optimal-column-width="false"/>
    </style:style>
    <style:style style:name="co2" style:family="table-column">
      <style:table-column-properties style:column-width="1.773cm" style:use-optimal-column-width="false"/>
    </style:style>
    <style:style style:name="co3" style:family="table-column">
      <style:table-column-properties style:column-width="2.055cm" style:use-optimal-column-width="false"/>
    </style:style>
    <style:style style:name="co4" style:family="table-column">
      <style:table-column-properties style:column-width="1.734cm" style:use-optimal-column-width="false"/>
    </style:style>
    <style:style style:name="ro1" style:family="table-row">
      <style:table-row-properties style:row-height="0.693cm"/>
    </style:style>
    <style:style style:name="ce1" style:family="table-cell">
      <style:paragraph-properties fo:text-align="center"/>
      <style:text-properties fo:font-size="11pt" style:font-size-asian="18pt" style:font-size-complex="18pt"/>
    </style:style>
    <style:style style:name="ce2" style:family="table-cell">
      <style:text-properties fo:font-size="11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579d1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2c001e"/>
      <style:paragraph-properties fo:text-align="center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3.413cm" svg:y="5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1.016cm" svg:x="3.54cm" svg:y="13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1.016cm" svg:x="9.079cm" svg:y="7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1.016cm" svg:x="8.874cm" svg:y="15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2.794cm" svg:x="3.921cm" svg:y="6.8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0.254cm" draw:transform="rotate (0.783478301220254) translate (2.879cm 10.33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7cm" svg:height="0.284cm" draw:transform="rotate (-0.580496509213314) translate (4.159cm 9.27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254cm" svg:x="2.651cm" svg:y="7.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254cm" svg:x="4.048cm" svg:y="7.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0.635cm" svg:x="10.222cm" svg:y="7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2.032cm" draw:transform="rotate (-0.500211363621575) translate (11.07cm 7.7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1cm" svg:height="2.032cm" draw:transform="rotate (0.506669081853954) translate (11.492cm 7.9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54cm" svg:height="1.27cm" draw:transform="rotate (-0.272271363311116) translate (4.096cm 14.28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27cm" draw:transform="rotate (0.454483737219323) translate (3.77cm 15.54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27cm" draw:transform="rotate (-0.387288561017542) translate (4.321cm 16.57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54cm" svg:height="1.161cm" draw:transform="rotate (0.475078622392856) translate (3.921cm 17.8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254cm" svg:height="1.27cm" draw:transform="rotate (1.18246056822616) translate (2.778cm 15.41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27cm" draw:transform="rotate (2.12860355573228) translate (4.241cm 15.94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27cm" draw:transform="rotate (1.62821765918551) translate (3.392cm 19.219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27cm" draw:transform="rotate (1.62821765918551) translate (4.698cm 19.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.937cm" svg:height="0.508cm" svg:x="9.89cm" svg:y="15.6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08cm" svg:height="1.397cm" svg:x="10.525cm" svg:y="16.1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08cm" svg:height="1.463cm" svg:x="12.557cm" svg:y="16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4.699cm" svg:height="1.524cm" svg:x="1.635cm" svg:y="5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699cm" svg:height="1.524cm" svg:x="1.508cm" svg:y="12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4.699cm" svg:height="1.407cm" draw:transform="rotate (-1.56608393781451) translate (10.005cm 13.4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4.699cm" svg:height="1.408cm" draw:transform="rotate (-1.56608393781451) translate (10.133cm 5.4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4.445cm" svg:height="2.159cm" svg:x="1.762cm" svg:y="7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4.445cm" svg:height="4.445cm" svg:x="1.635cm" svg:y="1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2.921cm" svg:height="4.699cm" svg:x="10.017cm" svg:y="5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4.191cm" svg:height="4.699cm" svg:x="9.89cm" svg:y="1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3.175cm" svg:height="1.905cm" svg:x="2.524cm" svg:y="9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4.191cm" svg:height="1.049cm" svg:x="2.618cm" svg:y="18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4" draw:layer="layout" svg:width="3.429cm" svg:height="1.016cm" svg:x="2.397cm" svg:y="3.997cm">
          <draw:text-box>
            <text:p>Shape S1</text:p>
          </draw:text-box>
        </draw:frame>
        <draw:frame draw:style-name="gr23" draw:text-style-name="P4" draw:layer="layout" svg:width="3.429cm" svg:height="1.016cm" svg:x="9.128cm" svg:y="3.997cm">
          <draw:text-box>
            <text:p>Shape S2</text:p>
          </draw:text-box>
        </draw:frame>
        <draw:frame draw:style-name="gr23" draw:text-style-name="P4" draw:layer="layout" svg:width="3.429cm" svg:height="1.016cm" svg:x="2.143cm" svg:y="11.549cm">
          <draw:text-box>
            <text:p>Shape S3</text:p>
          </draw:text-box>
        </draw:frame>
        <draw:frame draw:style-name="gr23" draw:text-style-name="P4" draw:layer="layout" svg:width="3.429cm" svg:height="1.016cm" svg:x="9.636cm" svg:y="11.549cm">
          <draw:text-box>
            <text:p>Shape S4</text:p>
          </draw:text-box>
        </draw:frame>
        <draw:frame draw:style-name="gr24" draw:text-style-name="P4" draw:layer="layout" svg:width="4.905cm" svg:height="0.962cm" svg:x="3.748cm" svg:y="21.071cm">
          <draw:text-box>
            <text:p>Part type ‘head’</text:p>
          </draw:text-box>
        </draw:frame>
        <draw:frame draw:style-name="gr25" draw:text-style-name="P4" draw:layer="layout" svg:width="8.778cm" svg:height="0.962cm" svg:x="3.716cm" svg:y="22.147cm">
          <draw:text-box>
            <text:p>Part type ‘upper human body’</text:p>
          </draw:text-box>
        </draw:frame>
        <draw:frame draw:style-name="gr26" draw:text-style-name="P4" draw:layer="layout" svg:width="6.772cm" svg:height="0.962cm" svg:x="3.716cm" svg:y="23.271cm">
          <draw:text-box>
            <text:p>Part type ‘human legs’</text:p>
          </draw:text-box>
        </draw:frame>
        <draw:frame draw:style-name="gr27" draw:text-style-name="P4" draw:layer="layout" svg:width="6.911cm" svg:height="0.962cm" svg:x="3.716cm" svg:y="24.36cm">
          <draw:text-box>
            <text:p>Part type ‘animal body’</text:p>
          </draw:text-box>
        </draw:frame>
        <draw:custom-shape draw:style-name="gr28" draw:text-style-name="P2" draw:layer="layout" svg:width="0.499cm" svg:height="1.758cm" draw:transform="rotate (-1.56608393781451) translate (3.627cm 21.2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1.651cm" svg:height="0.635cm" svg:x="1.951cm" svg:y="2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651cm" svg:height="0.635cm" svg:x="1.907cm" svg:y="2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1.651cm" svg:height="0.635cm" svg:x="1.905cm" svg:y="24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3" draw:layer="layout" svg:x1="7.496cm" svg:y1="2.9cm" svg:x2="7.477cm" svg:y2="19.923cm">
          <text:p/>
        </draw:line>
        <draw:frame draw:style-name="gr33" draw:text-style-name="P4" draw:layer="layout" svg:width="4.445cm" svg:height="1.143cm" svg:x="2.143cm" svg:y="2.651cm">
          <draw:text-box>
            <text:p>Category C1</text:p>
          </draw:text-box>
        </draw:frame>
        <draw:frame draw:style-name="gr33" draw:text-style-name="P4" draw:layer="layout" svg:width="4.445cm" svg:height="1.143cm" svg:x="8.493cm" svg:y="2.651cm">
          <draw:text-box>
            <text:p>Category C2</text:p>
          </draw:text-box>
        </draw:frame>
        <draw:custom-shape draw:style-name="gr34" draw:text-style-name="P5" draw:layer="layout" svg:width="0.127cm" svg:height="0.127cm" svg:x="3.794cm" svg:y="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3.994cm" svg:y="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2.794cm" svg:y="2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4" draw:layer="layout" svg:width="8.914cm" svg:height="0.962cm" svg:x="3.717cm" svg:y="25.36cm">
          <draw:text-box>
            <text:p>Point with label and prediction</text:p>
          </draw:text-box>
        </draw:frame>
        <draw:custom-shape draw:style-name="gr34" draw:text-style-name="P5" draw:layer="layout" svg:width="0.127cm" svg:height="0.127cm" svg:x="4.594cm" svg:y="7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3.494cm" svg:y="7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3.894cm" svg:y="8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3.494cm" svg:y="9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3.194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3.494cm" svg:y="7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10.4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10.894cm" svg:y="8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10.494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12.094cm" svg:y="8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10.494cm" svg:y="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12.294cm" svg:y="9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12.294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11.294cm" svg:y="7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12.294cm" svg:y="9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12.294cm" svg:y="9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9.494cm" svg:y="7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9.494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9.094cm" svg:y="1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10.494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10.694cm" svg:y="16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12.194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9.994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4.094cm" svg:y="1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4.194cm" svg:y="16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4.194cm" svg:y="18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4.094cm" svg:y="18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127cm" svg:height="0.127cm" svg:x="4.094cm" svg:y="13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8.065cm" svg:height="3.896cm" svg:x="12.238cm" svg:y="20.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Part type</text:span></text:p>
              </table:table-cell>
              <table:table-cell table:number-columns-spanned="3">
                <text:p text:style-name="P1"><text:span text:style-name="T1">Label</text:span></text:p>
              </table:table-cell>
              <table:covered-table-cell/>
              <table:covered-table-cell/>
            </table:table-row>
            <table:table-row table:style-name="ro1" table:default-cell-style-name="ce2">
              <table:table-cell/>
              <table:table-cell>
                <text:p><text:span text:style-name="T1">point1</text:span></text:p>
              </table:table-cell>
              <table:table-cell>
                <text:p><text:span text:style-name="T1">point2</text:span></text:p>
              </table:table-cell>
              <table:table-cell>
                <text:p><text:span text:style-name="T1">point3</text:span></text:p>
              </table:table-cell>
            </table:table-row>
            <table:table-row table:style-name="ro1" table:default-cell-style-name="ce2">
              <table:table-cell>
                <text:p><text:span text:style-name="T1">head</text:span></text:p>
              </table:table-cell>
              <table:table-cell>
                <text:p><text:span text:style-name="T1"><text:s/></text:span><text:span text:style-name="T1">1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><text:span text:style-name="T1">Human legs</text:span></text:p>
              </table:table-cell>
              <table:table-cell/>
              <table:table-cell>
                <text:p><text:span text:style-name="T1">1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1">...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065cm" svg:height="3.896cm" svg:x="12.086cm" svg:y="24.3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Part type</text:span></text:p>
              </table:table-cell>
              <table:table-cell table:number-columns-spanned="3">
                <text:p text:style-name="P1"><text:span text:style-name="T1">Prediction</text:span></text:p>
              </table:table-cell>
              <table:covered-table-cell/>
              <table:covered-table-cell/>
            </table:table-row>
            <table:table-row table:style-name="ro1" table:default-cell-style-name="ce2">
              <table:table-cell/>
              <table:table-cell>
                <text:p><text:span text:style-name="T1">point1</text:span></text:p>
              </table:table-cell>
              <table:table-cell>
                <text:p><text:span text:style-name="T1">point2</text:span></text:p>
              </table:table-cell>
              <table:table-cell>
                <text:p><text:span text:style-name="T1">point3</text:span></text:p>
              </table:table-cell>
            </table:table-row>
            <table:table-row table:style-name="ro1" table:default-cell-style-name="ce2">
              <table:table-cell>
                <text:p><text:span text:style-name="T1">head</text:span></text:p>
              </table:table-cell>
              <table:table-cell>
                <text:p><text:span text:style-name="T1"><text:s/></text:span><text:span text:style-name="T1">1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><text:span text:style-name="T1">Human legs</text:span></text:p>
              </table:table-cell>
              <table:table-cell/>
              <table:table-cell/>
              <table:table-cell>
                <text:p><text:span text:style-name="T1">1</text:span></text:p>
              </table:table-cell>
            </table:table-row>
            <table:table-row table:style-name="ro1" table:default-cell-style-name="ce2">
              <table:table-cell>
                <text:p><text:span text:style-name="T1">...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8T09:33:22.756915718</meta:creation-date>
    <dc:date>2020-07-08T13:06:51.405925396</dc:date>
    <meta:editing-duration>PT31M34S</meta:editing-duration>
    <meta:editing-cycles>11</meta:editing-cycles>
    <meta:generator>LibreOffice/5.1.6.2$Linux_X86_64 LibreOffice_project/10m0$Build-2</meta:generator>
    <meta:document-statistic meta:object-count="82"/>
  </office:meta>
</office:document-meta>
</file>